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1.167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ta1" style:family="table" style:master-page-name="PageStyle_5f_survival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Pivot_20_Table_5f_Sheet2_5f_2">
      <style:table-properties table:display="true" style:writing-mode="lr-tb"/>
    </style:style>
    <style:style style:name="ta4" style:family="table" style:master-page-name="PageStyle_5f_Pivot_20_Table_5f_Sheet2_5f_1">
      <style:table-properties table:display="true" style:writing-mode="lr-tb"/>
    </style:style>
    <style:style style:name="ta5" style:family="table" style:master-page-name="PageStyle_5f_survival_20__28_2_29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Pivot_20_Table_20_Value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style:direction="ltr" fo:padding="0.028in" fo:border-right="1.5pt solid #000000" style:rotation-angle="0" style:rotation-align="none" style:shrink-to-fit="false" fo:border-top="1.5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Pivot_20_Table_20_Value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style:direction="ltr" fo:padding="0.028in" fo:border-right="1.5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Pivot_20_Table_20_Value" style:data-style-name="N0">
      <style:table-cell-properties style:glyph-orientation-vertical="0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style:direction="ltr" fo:padding="0.028in" fo:border-right="1.5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Pivot_20_Table_20_Fiel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1.5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fo:background-color="transparent" fo:border-left="1.5pt solid #000000" fo:padding="0.028in" fo:border-right="1.5pt solid #000000" style:rotation-align="none" fo:border-top="1.5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fo:background-color="transparent" fo:border-left="1.5pt solid #000000" fo:padding="0.028in" fo:border-right="1.5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Pivot_20_Table_20_Title" style:data-style-name="N0">
      <style:table-cell-properties style:cell-protect="protected" style:print-content="true" style:diagonal-bl-tr="none" style:diagonal-tl-br="none" fo:background-color="transparent" fo:border="1.5pt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Pivot_20_Table_20_Corn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1.5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Pivot_20_Table_20_Res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1.5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urvi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Histories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Parameter</text:p>
          </table:table-cell>
          <table:table-cell office:value-type="string" calcext:value-type="string">
            <text:p>MLE</text:p>
          </table:table-cell>
          <table:table-cell office:value-type="string" calcext:value-type="string">
            <text:p>Betas</text:p>
          </table:table-cell>
          <table:table-cell/>
          <table:table-cell office:value-type="string" calcext:value-type="string">
            <text:p>Multinomial probability of histo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office:value-type="string" calcext:value-type="string">
            <text:p>phi1</text:p>
          </table:table-cell>
          <table:table-cell table:formula="of:=(SIN([.F2])+1)/2" office:value-type="float" office:value="0.800012840610206" calcext:value-type="float">
            <text:p>0.8000128406</text:p>
          </table:table-cell>
          <table:table-cell office:value-type="float" office:value="0.643533210705256" calcext:value-type="float">
            <text:p>0.6435332107</text:p>
          </table:table-cell>
          <table:table-cell/>
          <table:table-cell table:formula="of:=[.E2]*[.E4]*[.E3]*[.E5]" office:value-type="float" office:value="0.0959955055624819" calcext:value-type="float">
            <text:p>0.0959955056</text:p>
          </table:table-cell>
          <table:table-cell table:formula="of:=[.B$7]*[.H2]" office:value-type="float" office:value="47.9977527812409" calcext:value-type="float">
            <text:p>47.99775278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office:value-type="string" calcext:value-type="string">
            <text:p>phi2</text:p>
          </table:table-cell>
          <table:table-cell table:formula="of:=(SIN([.F3])+1)/2" office:value-type="float" office:value="0.519686387927303" calcext:value-type="float">
            <text:p>0.5196863879</text:p>
          </table:table-cell>
          <table:table-cell office:value-type="float" office:value="0.0393829556720422" calcext:value-type="float">
            <text:p>0.0393829557</text:p>
          </table:table-cell>
          <table:table-cell/>
          <table:table-cell table:formula="of:=[.E2]*(1-[.E4])*[.E3]*[.E5]" office:value-type="float" office:value="0.144001233891233" calcext:value-type="float">
            <text:p>0.1440012339</text:p>
          </table:table-cell>
          <table:table-cell table:formula="of:=[.B$7]*[.H3]" office:value-type="float" office:value="72.0006169456164" calcext:value-type="float">
            <text:p>72.00061694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0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office:value-type="string" calcext:value-type="string">
            <text:p>p1</text:p>
          </table:table-cell>
          <table:table-cell table:formula="of:=(SIN([.F4])+1)/2" office:value-type="float" office:value="0.399986707240226" calcext:value-type="float">
            <text:p>0.3999867072</text:p>
          </table:table-cell>
          <table:table-cell office:value-type="float" office:value="-0.201385054597742" calcext:value-type="float">
            <text:p>-0.2013850546</text:p>
          </table:table-cell>
          <table:table-cell/>
          <table:table-cell table:formula="of:=[.E2]*[.E4]*([.E3]*(1-[.E5])+(1-[.E3]))" office:value-type="float" office:value="0.223998996303095" calcext:value-type="float">
            <text:p>0.2239989963</text:p>
          </table:table-cell>
          <table:table-cell table:formula="of:=[.B$7]*[.H4]" office:value-type="float" office:value="111.999498151547" calcext:value-type="float">
            <text:p>111.99949815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0</text:p>
          </table:table-cell>
          <table:table-cell table:style-name="ce4" office:value-type="float" office:value="268" calcext:value-type="float">
            <text:p>268</text:p>
          </table:table-cell>
          <table:table-cell/>
          <table:table-cell office:value-type="string" calcext:value-type="string">
            <text:p>p2</text:p>
          </table:table-cell>
          <table:table-cell table:formula="of:=(SIN([.F5])+1)/2" office:value-type="float" office:value="0.577254121331699" calcext:value-type="float">
            <text:p>0.5772541213</text:p>
          </table:table-cell>
          <table:table-cell office:value-type="float" office:value="0.155129699570412" calcext:value-type="float">
            <text:p>0.1551296996</text:p>
          </table:table-cell>
          <table:table-cell/>
          <table:table-cell table:formula="of:=(1-[.E2])+[.E2]*(1-[.E4])*(1-[.E3])+[.E2]*(1-[.E4])*[.E3]*(1-[.E5])" office:value-type="float" office:value="0.536004264243191" calcext:value-type="float">
            <text:p>0.5360042642</text:p>
          </table:table-cell>
          <table:table-cell table:formula="of:=[.B$7]*[.H5]" office:value-type="float" office:value="268.002132121595" calcext:value-type="float">
            <text:p>268.002132121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Total caught</text:p>
          </table:table-cell>
          <table:table-cell table:formula="of:=SUM([.B2:.B5])" office:value-type="float" office:value="500" calcext:value-type="float">
            <text:p>500</text:p>
          </table:table-cell>
          <table:table-cell table:number-columns-repeated="5"/>
          <table:table-cell table:formula="of:=SUM([.H2:.H5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nLikelihoo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matrix-columns-spanned="1" table:number-matrix-rows-spanned="1" table:formula="of:=SUM([.B2:.B5]*LN([.H2:.H5]))" office:value-type="float" office:value="-586.710055821255" calcext:value-type="float">
            <text:p>-586.71005582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LnLikelihoo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AICc</text:p>
          </table:table-cell>
          <table:table-cell office:value-type="string" calcext:value-type="string">
            <text:p>dAICc</text:p>
          </table:table-cell>
          <table:table-cell office:value-type="string" calcext:value-type="string">
            <text:p>Weigh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, p</text:p>
          </table:table-cell>
          <table:table-cell office:value-type="float" office:value="-587.055560917004" calcext:value-type="float">
            <text:p>-587.055560917</text:p>
          </table:table-cell>
          <table:table-cell office:value-type="float" office:value="2" calcext:value-type="float">
            <text:p>2</text:p>
          </table:table-cell>
          <table:table-cell table:formula="of:=-2*[.B14]+2*[.C14]" office:value-type="float" office:value="1178.11112183401" calcext:value-type="float">
            <text:p>1178.111121834</text:p>
          </table:table-cell>
          <table:table-cell table:formula="of:=[.D14]+(2*[.C14]*([.C14]+1))/([.B$7]-[.C14]-1)" office:value-type="float" office:value="1178.13526670322" calcext:value-type="float">
            <text:p>1178.1352667032</text:p>
          </table:table-cell>
          <table:table-cell table:formula="of:=[.E14]-MIN([.E$14:.E$17])" office:value-type="float" office:value="1170.05445862242" calcext:value-type="float">
            <text:p>1170.0544586224</text:p>
          </table:table-cell>
          <table:table-cell table:number-matrix-columns-spanned="1" table:number-matrix-rows-spanned="1" table:formula="of:=EXP(-0.5*[.F14])/SUM(EXP(-0.5*[.F$14:.F$16]))" office:value-type="float" office:value="0.493367593041467" calcext:value-type="float">
            <text:p>0.4933675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_t,p</text:p>
          </table:table-cell>
          <table:table-cell office:value-type="float" office:value="-586.710055827201" calcext:value-type="float">
            <text:p>-586.7100558272</text:p>
          </table:table-cell>
          <table:table-cell office:value-type="float" office:value="3" calcext:value-type="float">
            <text:p>3</text:p>
          </table:table-cell>
          <table:table-cell table:formula="of:=-2*[.B15]+2*[.C15]" office:value-type="float" office:value="1179.4201116544" calcext:value-type="float">
            <text:p>1179.4201116544</text:p>
          </table:table-cell>
          <table:table-cell table:formula="of:=[.D15]+(2*[.C15]*([.C15]+1))/([.B$7]-[.C15]-1)" office:value-type="float" office:value="1179.46849875118" calcext:value-type="float">
            <text:p>1179.4684987512</text:p>
          </table:table-cell>
          <table:table-cell table:formula="of:=[.E15]-MIN([.E$14:.E$17])" office:value-type="float" office:value="1171.38769067037" calcext:value-type="float">
            <text:p>1171.3876906704</text:p>
          </table:table-cell>
          <table:table-cell table:number-matrix-columns-spanned="1" table:number-matrix-rows-spanned="1" table:formula="of:=EXP(-0.5*[.F15])/SUM(EXP(-0.5*[.F$14:.F$16]))" office:value-type="float" office:value="0.253316196532411" calcext:value-type="float">
            <text:p>0.25331619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,p_t</text:p>
          </table:table-cell>
          <table:table-cell office:value-type="float" office:value="-586.710055772353" calcext:value-type="float">
            <text:p>-586.7100557724</text:p>
          </table:table-cell>
          <table:table-cell office:value-type="float" office:value="3" calcext:value-type="float">
            <text:p>3</text:p>
          </table:table-cell>
          <table:table-cell table:formula="of:=-2*[.B16]+2*[.C16]" office:value-type="float" office:value="1179.42011154471" calcext:value-type="float">
            <text:p>1179.4201115447</text:p>
          </table:table-cell>
          <table:table-cell table:formula="of:=[.D16]+(2*[.C16]*([.C16]+1))/([.B$7]-[.C16]-1)" office:value-type="float" office:value="1179.46849864148" calcext:value-type="float">
            <text:p>1179.4684986415</text:p>
          </table:table-cell>
          <table:table-cell table:formula="of:=[.E16]-MIN([.E$14:.E$17])" office:value-type="float" office:value="1171.38769056067" calcext:value-type="float">
            <text:p>1171.3876905607</text:p>
          </table:table-cell>
          <table:table-cell table:number-matrix-columns-spanned="1" table:number-matrix-rows-spanned="1" table:formula="of:=EXP(-0.5*[.F16])/SUM(EXP(-0.5*[.F$14:.F$16]))" office:value-type="float" office:value="0.253316210426122" calcext:value-type="float">
            <text:p>0.25331621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_t,p_t</text:p>
          </table:table-cell>
          <table:table-cell/>
          <table:table-cell office:value-type="float" office:value="4" calcext:value-type="float">
            <text:p>4</text:p>
          </table:table-cell>
          <table:table-cell table:formula="of:=-2*[.B17]+2*[.C17]" office:value-type="float" office:value="8" calcext:value-type="float">
            <text:p>8</text:p>
          </table:table-cell>
          <table:table-cell table:formula="of:=[.D17]+(2*[.C17]*([.C17]+1))/([.B$7]-[.C17]-1)" office:value-type="float" office:value="8.08080808080808" calcext:value-type="float">
            <text:p>8.0808080808</text:p>
          </table:table-cell>
          <table:table-cell table:formula="of:=[.E17]-MIN([.E$14:.E$17])" office:value-type="float" office:value="0" calcext:value-type="float">
            <text:p>0</text:p>
          </table:table-cell>
          <table:table-cell table:number-matrix-columns-spanned="1" table:number-matrix-rows-spanned="1" table:formula="of:=EXP(-0.5*[.F17])/SUM(EXP(-0.5*[.F$14:.F$16]))" office:value-type="float" office:value="5.85151162771887E+253" calcext:value-type="float">
            <text:p>585151162771887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hi, p</text:p>
          </table:table-cell>
          <table:table-cell office:value-type="string" calcext:value-type="string">
            <text:p>phi_t,p</text:p>
          </table:table-cell>
          <table:table-cell office:value-type="string" calcext:value-type="string">
            <text:p>phi,p_t</text:p>
          </table:table-cell>
          <table:table-cell office:value-type="string" calcext:value-type="string">
            <text:p>phi_t,p_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i1</text:p>
          </table:table-cell>
          <table:table-cell/>
          <table:table-cell office:value-type="float" office:value="0.799984869711529" calcext:value-type="float">
            <text:p>0.7999848697</text:p>
          </table:table-cell>
          <table:table-cell office:value-type="float" office:value="0.800005019831574" calcext:value-type="float">
            <text:p>0.80000501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2</text:p>
          </table:table-cell>
          <table:table-cell/>
          <table:table-cell office:value-type="float" office:value="0.749990604379344" calcext:value-type="float">
            <text:p>0.7499906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1</text:p>
          </table:table-cell>
          <table:table-cell/>
          <table:table-cell office:value-type="float" office:value="0.400015294719671" calcext:value-type="float">
            <text:p>0.4000152947</text:p>
          </table:table-cell>
          <table:table-cell office:value-type="float" office:value="0.400000242100656" calcext:value-type="float">
            <text:p>0.40000024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2</text:p>
          </table:table-cell>
          <table:table-cell table:number-columns-repeated="2"/>
          <table:table-cell office:value-type="float" office:value="0.374999620663014" calcext:value-type="float">
            <text:p>0.374999620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survival.$A$1" table:cell-range-address="$survival.$F$2:.$F$5"/>
          <table:named-expression table:name="solver_cvg" table:base-cell-address="$survival.$A$1" table:expression="0.0001"/>
          <table:named-expression table:name="solver_drv" table:base-cell-address="$survival.$A$1" table:expression="1"/>
          <table:named-expression table:name="solver_eng" table:base-cell-address="$survival.$A$1" table:expression="1"/>
          <table:named-expression table:name="solver_est" table:base-cell-address="$survival.$A$1" table:expression="1"/>
          <table:named-expression table:name="solver_itr" table:base-cell-address="$survival.$A$1" table:expression="2147483647"/>
          <table:named-range table:name="solver_lhs1" table:base-cell-address="$survival.$A$1" table:cell-range-address="$survival.$F$2"/>
          <table:named-range table:name="solver_lhs2" table:base-cell-address="$survival.$A$1" table:cell-range-address="$survival.$F$2"/>
          <table:named-range table:name="solver_lhs3" table:base-cell-address="$survival.$A$1" table:cell-range-address="$survival.$F$3"/>
          <table:named-range table:name="solver_lhs4" table:base-cell-address="$survival.$A$1" table:cell-range-address="$survival.$F$3"/>
          <table:named-range table:name="solver_lhs5" table:base-cell-address="$survival.$A$1" table:cell-range-address="$survival.$F$4"/>
          <table:named-range table:name="solver_lhs6" table:base-cell-address="$survival.$A$1" table:cell-range-address="$survival.$F$4"/>
          <table:named-range table:name="solver_lhs7" table:base-cell-address="$survival.$A$1" table:cell-range-address="$survival.$F$5"/>
          <table:named-range table:name="solver_lhs8" table:base-cell-address="$survival.$A$1" table:cell-range-address="$survival.$F$5"/>
          <table:named-expression table:name="solver_mip" table:base-cell-address="$survival.$A$1" table:expression="2147483647"/>
          <table:named-expression table:name="solver_mni" table:base-cell-address="$survival.$A$1" table:expression="30"/>
          <table:named-expression table:name="solver_mrt" table:base-cell-address="$survival.$A$1" table:expression="0.075"/>
          <table:named-expression table:name="solver_msl" table:base-cell-address="$survival.$A$1" table:expression="2"/>
          <table:named-expression table:name="solver_neg" table:base-cell-address="$survival.$A$1" table:expression="1"/>
          <table:named-expression table:name="solver_nod" table:base-cell-address="$survival.$A$1" table:expression="2147483647"/>
          <table:named-expression table:name="solver_num" table:base-cell-address="$survival.$A$1" table:expression="8"/>
          <table:named-expression table:name="solver_nwt" table:base-cell-address="$survival.$A$1" table:expression="1"/>
          <table:named-range table:name="solver_opt" table:base-cell-address="$survival.$A$1" table:cell-range-address="$survival.$C$11"/>
          <table:named-expression table:name="solver_pre" table:base-cell-address="$survival.$A$1" table:expression="0.000001"/>
          <table:named-expression table:name="solver_rbv" table:base-cell-address="$survival.$A$1" table:expression="1"/>
          <table:named-expression table:name="solver_rel1" table:base-cell-address="$survival.$A$1" table:expression="1"/>
          <table:named-expression table:name="solver_rel2" table:base-cell-address="$survival.$A$1" table:expression="3"/>
          <table:named-expression table:name="solver_rel3" table:base-cell-address="$survival.$A$1" table:expression="1"/>
          <table:named-expression table:name="solver_rel4" table:base-cell-address="$survival.$A$1" table:expression="3"/>
          <table:named-expression table:name="solver_rel5" table:base-cell-address="$survival.$A$1" table:expression="1"/>
          <table:named-expression table:name="solver_rel6" table:base-cell-address="$survival.$A$1" table:expression="3"/>
          <table:named-expression table:name="solver_rel7" table:base-cell-address="$survival.$A$1" table:expression="1"/>
          <table:named-expression table:name="solver_rel8" table:base-cell-address="$survival.$A$1" table:expression="3"/>
          <table:named-expression table:name="solver_rhs1" table:base-cell-address="$survival.$A$1" table:expression="1.66"/>
          <table:named-expression table:name="solver_rhs2" table:base-cell-address="$survival.$A$1" table:expression="-1.66"/>
          <table:named-expression table:name="solver_rhs3" table:base-cell-address="$survival.$A$1" table:expression="1.66"/>
          <table:named-expression table:name="solver_rhs4" table:base-cell-address="$survival.$A$1" table:expression="-1.66"/>
          <table:named-expression table:name="solver_rhs5" table:base-cell-address="$survival.$A$1" table:expression="1.66"/>
          <table:named-expression table:name="solver_rhs6" table:base-cell-address="$survival.$A$1" table:expression="-1.66"/>
          <table:named-expression table:name="solver_rhs7" table:base-cell-address="$survival.$A$1" table:expression="1.66"/>
          <table:named-expression table:name="solver_rhs8" table:base-cell-address="$survival.$A$1" table:expression="-1.66"/>
          <table:named-expression table:name="solver_rlx" table:base-cell-address="$survival.$A$1" table:expression="2"/>
          <table:named-expression table:name="solver_rsd" table:base-cell-address="$survival.$A$1" table:expression="0"/>
          <table:named-expression table:name="solver_scl" table:base-cell-address="$survival.$A$1" table:expression="1"/>
          <table:named-expression table:name="solver_sho" table:base-cell-address="$survival.$A$1" table:expression="2"/>
          <table:named-expression table:name="solver_ssz" table:base-cell-address="$survival.$A$1" table:expression="100"/>
          <table:named-expression table:name="solver_tim" table:base-cell-address="$survival.$A$1" table:expression="2147483647"/>
          <table:named-expression table:name="solver_tol" table:base-cell-address="$survival.$A$1" table:expression="0.01"/>
          <table:named-expression table:name="solver_typ" table:base-cell-address="$survival.$A$1" table:expression="1"/>
          <table:named-expression table:name="solver_val" table:base-cell-address="$survival.$A$1" table:expression="0"/>
          <table:named-expression table:name="solver_ver" table:base-cell-address="$survival.$A$1" table:expression="3"/>
        </table:named-expressions>
      </table:table>
      <table:table table:name="Sheet2" table:style-name="ta2">
        <table:table-column table:style-name="co4" table:number-columns-repeated="257" table:default-cell-style-name="ce1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History</text:p>
          </table:table-cell>
          <table:table-cell/>
          <table:table-cell office:value-type="string" calcext:value-type="string">
            <text:p>History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 table:number-rows-repeated="1047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heet2_2" table:style-name="ta3">
        <office:forms form:automatic-focus="false" form:apply-design-mode="false"/>
        <table:table-column table:style-name="co4" table:number-columns-repeated="257" table:default-cell-style-name="ce1"/>
        <table:table-column table:style-name="co4" table:number-columns-repeated="767" table:default-cell-style-name="Default"/>
        <table:table-row table:style-name="ro1">
          <table:table-cell table:style-name="ce5" office:value-type="string" calcext:value-type="string">
            <text:p>Fi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History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1" office:value-type="float" office:value="499" calcext:value-type="float">
            <text:p>499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heet2_1" table:style-name="ta4">
        <office:forms form:automatic-focus="false" form:apply-design-mode="false"/>
        <table:table-column table:style-name="co4" table:number-columns-repeated="257" table:default-cell-style-name="ce1"/>
        <table:table-column table:style-name="co4" table:number-columns-repeated="767" table:default-cell-style-name="Default"/>
        <table:table-row table:style-name="ro1">
          <table:table-cell table:style-name="ce5" office:value-type="string" calcext:value-type="string">
            <text:p>Fi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History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3" office:value-type="float" office:value="386" calcext:value-type="float">
            <text:p>386</text:p>
          </table:table-cell>
          <table:table-cell table:number-columns-repeated="1022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3" office:value-type="float" office:value="156" calcext:value-type="float">
            <text:p>156</text:p>
          </table:table-cell>
          <table:table-cell table:number-columns-repeated="1022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768" calcext:value-type="float">
            <text:p>768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rvival (2)" table:style-name="ta5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4">
          <table:table-cell office:value-type="string" calcext:value-type="string">
            <text:p>Histories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Parameter</text:p>
          </table:table-cell>
          <table:table-cell office:value-type="string" calcext:value-type="string">
            <text:p>MLE</text:p>
          </table:table-cell>
          <table:table-cell table:number-columns-repeated="2"/>
          <table:table-cell office:value-type="string" calcext:value-type="string">
            <text:p>Multinomial probability of histor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111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office:value-type="string" calcext:value-type="string">
            <text:p>phi1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E2]*[.E4]*[.E3]*[.E5]" office:value-type="float" office:value="0.096" calcext:value-type="float">
            <text:p>0.096</text:p>
          </table:table-cell>
          <table:table-cell table:formula="of:=[.B$7]*[.H2]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0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office:value-type="string" calcext:value-type="string">
            <text:p>phi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2]*[.E4]*(1-[.E3]*[.E5])" office:value-type="float" office:value="0.224" calcext:value-type="float">
            <text:p>0.224</text:p>
          </table:table-cell>
          <table:table-cell table:formula="of:=[.B$7]*[.H3]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[.E2]*(1-[.E4])*[.E3]*[.E5]" office:value-type="float" office:value="0.144" calcext:value-type="float">
            <text:p>0.144</text:p>
          </table:table-cell>
          <table:table-cell table:formula="of:=[.B$7]*[.H4]" office:value-type="float" office:value="72" calcext:value-type="float">
            <text:p>7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00</text:p>
          </table:table-cell>
          <table:table-cell table:style-name="ce4" office:value-type="float" office:value="268" calcext:value-type="float">
            <text:p>268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1-[.E2]*[.E4]-[.E2]*(1-[.E4])*[.E3]*[.E5]" office:value-type="float" office:value="0.536" calcext:value-type="float">
            <text:p>0.536</text:p>
          </table:table-cell>
          <table:table-cell table:formula="of:=[.B$7]*[.H5]" office:value-type="float" office:value="268" calcext:value-type="float">
            <text:p>268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office:value-type="string" calcext:value-type="string">
            <text:p>Total caught</text:p>
          </table:table-cell>
          <table:table-cell table:formula="of:=SUM([.B2:.B5])" office:value-type="float" office:value="500" calcext:value-type="float">
            <text:p>5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nLikelihoo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matrix-columns-spanned="1" table:number-matrix-rows-spanned="1" table:formula="of:=SUM([.B2:.B5]*LN([.H2:.H5]))" office:value-type="float" office:value="-586.710055756401" calcext:value-type="float">
            <text:p>-586.71005575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AICc</text:p>
          </table:table-cell>
          <table:table-cell office:value-type="string" calcext:value-type="string">
            <text:p>dAICc</text:p>
          </table:table-cell>
          <table:table-cell office:value-type="string" calcext:value-type="string">
            <text:p>Weigh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, 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5.343815273245" calcext:value-type="float">
            <text:p>-85.3438152732</text:p>
          </table:table-cell>
          <table:table-cell table:formula="of:=[.D14]+(2*[.C14]*([.C14]+1))/(3*[.A$11]-[.C14]-1)" office:value-type="float" office:value="-89.343815273245" calcext:value-type="float">
            <text:p>-89.3438152732</text:p>
          </table:table-cell>
          <table:table-cell table:formula="of:=[.E14]-MIN([.E$14:.E$16])" office:value-type="float" office:value="0" calcext:value-type="float">
            <text:p>0</text:p>
          </table:table-cell>
          <table:table-cell table:number-matrix-columns-spanned="1" table:number-matrix-rows-spanned="1" table:formula="of:=EXP(-0.5*[.F14])/SUM(EXP(-0.5*[.F$14:.F$16]))" office:value-type="float" office:value="0.333333333333333" calcext:value-type="float">
            <text:p>0.3333333333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hi, p</text:p>
          </table:table-cell>
          <table:table-cell office:value-type="string" calcext:value-type="string">
            <text:p>phi_t,p</text:p>
          </table:table-cell>
          <table:table-cell office:value-type="string" calcext:value-type="string">
            <text:p>phi,p_t</text:p>
          </table:table-cell>
          <table:table-cell office:value-type="string" calcext:value-type="string">
            <text:p>phi_t,p_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i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_1" table:base-cell-address="$survival.$A$1" table:cell-range-address="$'survival (2)'.$E$2"/>
          <table:named-range table:name="solver_adj" table:base-cell-address="$survival.$A$1" table:cell-range-address="$'survival (2)'.$E$2:.$E$5"/>
          <table:named-expression table:name="solver_cvg" table:base-cell-address="$survival.$A$1" table:expression="0.0001"/>
          <table:named-expression table:name="solver_drv" table:base-cell-address="$survival.$A$1" table:expression="1"/>
          <table:named-expression table:name="solver_eng" table:base-cell-address="$survival.$A$1" table:expression="1"/>
          <table:named-expression table:name="solver_est" table:base-cell-address="$survival.$A$1" table:expression="1"/>
          <table:named-expression table:name="solver_itr" table:base-cell-address="$survival.$A$1" table:expression="2147483647"/>
          <table:named-range table:name="solver_lhs1" table:base-cell-address="$survival.$A$1" table:cell-range-address="$'survival (2)'.$E$2:.$E$5"/>
          <table:named-range table:name="solver_lhs2" table:base-cell-address="$survival.$A$1" table:cell-range-address="$'survival (2)'.$E$2:.$E$5"/>
          <table:named-expression table:name="solver_mip" table:base-cell-address="$survival.$A$1" table:expression="2147483647"/>
          <table:named-expression table:name="solver_mni" table:base-cell-address="$survival.$A$1" table:expression="30"/>
          <table:named-expression table:name="solver_mrt" table:base-cell-address="$survival.$A$1" table:expression="0.075"/>
          <table:named-expression table:name="solver_msl" table:base-cell-address="$survival.$A$1" table:expression="2"/>
          <table:named-expression table:name="solver_neg" table:base-cell-address="$survival.$A$1" table:expression="1"/>
          <table:named-expression table:name="solver_nod" table:base-cell-address="$survival.$A$1" table:expression="2147483647"/>
          <table:named-expression table:name="solver_num" table:base-cell-address="$survival.$A$1" table:expression="2"/>
          <table:named-expression table:name="solver_nwt" table:base-cell-address="$survival.$A$1" table:expression="1"/>
          <table:named-range table:name="solver_opt" table:base-cell-address="$survival.$A$1" table:cell-range-address="$'survival (2)'.$C$11"/>
          <table:named-expression table:name="solver_pre" table:base-cell-address="$survival.$A$1" table:expression="0.000001"/>
          <table:named-expression table:name="solver_rbv" table:base-cell-address="$survival.$A$1" table:expression="1"/>
          <table:named-expression table:name="solver_rel1" table:base-cell-address="$survival.$A$1" table:expression="1"/>
          <table:named-expression table:name="solver_rel2" table:base-cell-address="$survival.$A$1" table:expression="3"/>
          <table:named-expression table:name="solver_rhs1" table:base-cell-address="$survival.$A$1" table:expression="1"/>
          <table:named-expression table:name="solver_rhs2" table:base-cell-address="$survival.$A$1" table:expression="0"/>
          <table:named-expression table:name="solver_rlx" table:base-cell-address="$survival.$A$1" table:expression="2"/>
          <table:named-expression table:name="solver_rsd" table:base-cell-address="$survival.$A$1" table:expression="0"/>
          <table:named-expression table:name="solver_scl" table:base-cell-address="$survival.$A$1" table:expression="1"/>
          <table:named-expression table:name="solver_sho" table:base-cell-address="$survival.$A$1" table:expression="2"/>
          <table:named-expression table:name="solver_ssz" table:base-cell-address="$survival.$A$1" table:expression="100"/>
          <table:named-expression table:name="solver_tim" table:base-cell-address="$survival.$A$1" table:expression="2147483647"/>
          <table:named-expression table:name="solver_tol" table:base-cell-address="$survival.$A$1" table:expression="0.01"/>
          <table:named-expression table:name="solver_typ" table:base-cell-address="$survival.$A$1" table:expression="1"/>
          <table:named-expression table:name="solver_val" table:base-cell-address="$survival.$A$1" table:expression="0"/>
          <table:named-expression table:name="solver_ver" table:base-cell-address="$survival.$A$1" table:expression="3"/>
        </table:named-expressions>
      </table:table>
      <table:named-expressions>
        <table:named-range table:name="p_1" table:base-cell-address="$survival.$A$1" table:cell-range-address="$survival.$E$2"/>
        <table:named-expression table:name="__shared_4_0_0" table:base-cell-address="$survival.$A$1" table:expression="(SIN([#REF!])+1)/2"/>
        <table:named-expression table:name="__shared_4_1_0" table:base-cell-address="$survival.$A$1" table:expression="NA()"/>
        <table:named-expression table:name="__shared_4_2_0" table:base-cell-address="$survival.$B$1" table:expression="[#REF!]-MIN([#REF!])"/>
      </table:named-expressions>
      <table:data-pilot-tables>
        <table:data-pilot-table table:name="DataPilot2" table:application-data="" table:target-range-address="'Pivot Table_Sheet2_2'.A3:'Pivot Table_Sheet2_2'.B8" table:buttons="'Pivot Table_Sheet2_2'.A4" table:ignore-empty-rows="true" table:identify-categories="true" table:show-filter-button="false" table:header-grid-layout="true">
          <table:source-cell-range table:cell-range-address="Sheet2.C1:Sheet2.C500"/>
          <table:data-pilot-field table:source-field-name="History" table:orientation="row" table:used-hierarchy="-1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story" tableooo:display-name="Count - History" table:orientation="data" table:used-hierarchy="-1" table:function="count">
            <table:data-pilot-field-reference table:type="none" table:field-name="History" table:member-type="named" table:member-name=""/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ooo:display-name="Data" table:is-data-layout-field="true" table:orientation="hidden" table:used-hierarchy="-1" table:function="auto">
            <table:data-pilot-level/>
          </table:data-pilot-field>
        </table:data-pilot-table>
        <table:data-pilot-table table:name="DataPilot1" table:application-data="" table:target-range-address="'Pivot Table_Sheet2_1'.A3:'Pivot Table_Sheet2_1'.B8" table:buttons="'Pivot Table_Sheet2_1'.A4" table:ignore-empty-rows="true" table:identify-categories="true" table:show-filter-button="false" table:header-grid-layout="true">
          <table:source-cell-range table:cell-range-address="Sheet2.A1:Sheet2.A1501"/>
          <table:data-pilot-field table:source-field-name="History" table:orientation="row" table:used-hierarchy="-1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story" tableooo:display-name="Count - History" table:orientation="data" table:used-hierarchy="-1" table:function="count">
            <table:data-pilot-field-reference table:type="none" table:field-name="History" table:member-type="named" table:member-name=""/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ooo:display-name="Data" table:is-data-layout-field="true" table:orientation="hidden" table:used-hierarchy="-1" table:function="auto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Pivot_20_Table_20_Corner" style:display-name="Pivot Table Corner" style:family="table-cell" style:parent-style-name="Default">
      <style:table-cell-properties fo:padding="0.028in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Pivot_20_Table_20_Field" style:display-name="Pivot Table Field" style:family="table-cell" style:parent-style-name="Default">
      <style:table-cell-properties fo:padding="0.028in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Pivot_20_Table_20_Result" style:display-name="Pivot Table Result" style:family="table-cell" style:parent-style-name="Default">
      <style:table-cell-properties fo:padding="0.028in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Pivot_20_Table_20_Title" style:display-name="Pivot Table Title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Pivot_20_Table_20_Value" style:display-name="Pivot Table Value" style:family="table-cell" style:parent-style-name="Default">
      <style:table-cell-properties fo:padding="0.028in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rvival" style:display-name="PageStyle_surviv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vot_20_Table_5f_Sheet2_5f_2" style:display-name="PageStyle_Pivot Table_Sheet2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vot_20_Table_5f_Sheet2_5f_1" style:display-name="PageStyle_Pivot Table_Sheet2_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urvival_20__28_2_29_" style:display-name="PageStyle_survival (2)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30T19:58:49.488558636</dc:date>
    <meta:generator>LibreOffice/4.1.2.3$Linux_X86_64 LibreOffice_project/410m0$Build-3</meta:generator>
    <meta:editing-duration>PT11M23S</meta:editing-duration>
    <meta:editing-cycles>3</meta:editing-cycles>
    <meta:document-statistic meta:table-count="5" meta:cell-count="2167" meta:object-count="0"/>
  </office:meta>
</office:document-meta>
</file>